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none" fo:font-weight="bold" officeooo:rsid="001b3b05" officeooo:paragraph-rsid="001b3b05" style:font-size-asian="18pt" style:font-weight-asian="bold" style:font-size-complex="18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style:text-properties fo:font-size="11pt" style:font-size-asian="11pt" style:font-size-complex="11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width="0in" svg:stroke-color="#000000" draw:marker-start-width="0.139in" draw:marker-end="Arrowheads_20_1" draw:marker-end-width="0.139in" draw:fill="none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in" svg:stroke-color="#000000" draw:marker-start-width="0.139in" draw:marker-end-width="0.139in" draw:fill="none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in" svg:stroke-color="#000000" draw:marker-start-width="0.139in" draw:marker-end-width="0.139in" draw:fill="none" draw:fill-color="#ffffff" fo:min-height="0.24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in" svg:stroke-color="#000000" draw:marker-start-width="0.139in" draw:marker-end-width="0.139in" draw:fill="none" draw:fill-color="#ffffff" fo:min-height="0.27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in" svg:stroke-color="#000000" draw:marker-start-width="0.139in" draw:marker-end-width="0.139in" draw:fill="none" draw:fill-color="#ffffff" fo:min-height="0.2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in" svg:stroke-color="#000000" draw:marker-start-width="0.139in" draw:marker-end="" draw:marker-end-width="0.139in" draw:fill="none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in" svg:stroke-color="#000000" draw:marker-start="" draw:marker-start-width="0.139in" draw:marker-end="" draw:marker-end-width="0.139in" draw:fill="none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in" svg:stroke-color="#000000" draw:marker-start-width="0.139in" draw:marker-end-width="0.139in" draw:fill="none" draw:fill-color="#ffffff" fo:min-height="0.2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width="0in" svg:stroke-color="#000000" draw:marker-start-width="0.139in" draw:marker-end-width="0.139in" draw:fill="none" draw:fill-color="#ffffff" fo:min-height="0.27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in" svg:stroke-color="#000000" draw:marker-start="Arrowheads_20_1" draw:marker-start-width="0.139in" draw:marker-end="" draw:marker-end-width="0.139in" draw:fill="none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in" svg:stroke-color="#000000" draw:marker-start-width="0.139in" draw:marker-end-width="0.139in" draw:fill="none" draw:fill-color="#ffffff" fo:min-height="0.7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width="0.0201in" svg:stroke-color="#000000" draw:marker-start-width="0.1689in" draw:marker-end-width="0.1689in" draw:fill="none" draw:fill-color="#ffffff" fo:min-height="0.18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width="0in" svg:stroke-color="#000000" draw:marker-start-width="0.139in" draw:marker-end-width="0.139in" draw:fill="none" draw:fill-color="#ffffff" fo:min-height="0.2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width="0in" svg:stroke-color="#000000" draw:marker-start-width="0.139in" draw:marker-end-width="0.139in" draw:fill="none" draw:fill-color="#ffffff" fo:min-height="0.7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width="0in" svg:stroke-color="#000000" draw:marker-start-width="0.139in" draw:marker-end-width="0.139in" draw:fill="none" draw:fill-color="#ffffff" fo:min-height="0.1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width="0in" svg:stroke-color="#000000" draw:marker-start-width="0.139in" draw:marker-end-width="0.139in" draw:fill="none" draw:fill-color="#ffffff" fo:min-height="0.7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width="0in" svg:stroke-color="#000000" draw:marker-start-width="0.139in" draw:marker-end-width="0.139in" draw:fill="none" draw:fill-color="#ffffff" fo:min-height="0.3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width="0in" svg:stroke-color="#000000" draw:marker-start-width="0.139in" draw:marker-end-width="0.139in" draw:fill="none" draw:textarea-horizontal-align="justify" draw:textarea-vertical-align="middle" draw:auto-grow-height="fals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width="0in" svg:stroke-color="#000000" draw:marker-start-width="0.139in" draw:marker-end-width="0.139in" draw:fill="none" draw:fill-color="#ffffff" fo:min-height="0.2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width="0in" svg:stroke-color="#000000" draw:marker-start-width="0.139in" draw:marker-end-width="0.139in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width="0.0201in" svg:stroke-color="#000000" draw:marker-start-width="0.1689in" draw:marker-end-width="0.1689in" draw:fill="none" draw:fill-color="#ffffff" fo:min-height="0.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width="0in" svg:stroke-color="#000000" draw:marker-start-width="0.139in" draw:marker-end-width="0.139in" draw:fill="none" draw:fill-color="#ffffff" fo:min-height="0.18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width="0in" svg:stroke-color="#000000" draw:marker-start-width="0.139in" draw:marker-end-width="0.139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width="0in" svg:stroke-color="#000000" draw:marker-start-width="0.139in" draw:marker-end="Arrowheads_20_1" draw:marker-end-width="0.139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width="0in" svg:stroke-color="#000000" draw:marker-start-width="0.139in" draw:marker-end-width="0.139in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svg:stroke-width="0in" svg:stroke-color="#000000" draw:marker-start="Arrowheads_20_1" draw:marker-start-width="0.139in" draw:marker-end-width="0.139in" draw:fill="none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width="0in" svg:stroke-color="#000000" draw:marker-start-width="0.139in" draw:marker-end-width="0.139in" draw:fill="none" draw:fill-color="#ffffff" fo:min-height="0.1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svg:stroke-width="0in" svg:stroke-color="#000000" draw:marker-start="Arrowheads_20_1" draw:marker-start-width="0.139in" draw:marker-end-width="0.139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none" svg:stroke-width="0in" svg:stroke-color="#000000" draw:marker-start-width="0.139in" draw:marker-end-width="0.139in" draw:fill="none" draw:fill-color="#ffffff" fo:min-height="0.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none" svg:stroke-width="0in" svg:stroke-color="#000000" draw:marker-start-width="0.139in" draw:marker-end-width="0.139in" draw:fill="none" draw:fill-color="#ffffff" fo:min-height="0.2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stroke="none" svg:stroke-width="0in" svg:stroke-color="#000000" draw:marker-start-width="0.139in" draw:marker-end-width="0.139in" draw:fill="none" draw:fill-color="#ffffff" fo:min-height="0.1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none" svg:stroke-width="0in" svg:stroke-color="#000000" draw:marker-start-width="0.139in" draw:marker-end-width="0.139in" draw:fill="none" draw:fill-color="#ffffff" fo:min-height="0.4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none" svg:stroke-width="0.0201in" svg:stroke-color="#000000" draw:marker-start-width="0.1689in" draw:marker-end-width="0.1689in" draw:fill="none" draw:fill-color="#ffffff" fo:min-height="0.5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stroke="none" svg:stroke-width="0in" svg:stroke-color="#000000" draw:marker-start-width="0.139in" draw:marker-end-width="0.139in" draw:fill="none" draw:fill-color="#ffffff" fo:min-height="0.2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stroke="none" svg:stroke-width="0in" svg:stroke-color="#000000" draw:marker-start-width="0.139in" draw:marker-end-width="0.139in" draw:fill="none" draw:fill-color="#ffffff" fo:min-height="0.09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svg:stroke-width="0in" svg:stroke-color="#000000" draw:marker-start="Arrowheads_20_2" draw:marker-start-width="0.139in" draw:marker-end="" draw:marker-end-width="0.139in" draw:fill="none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stroke="none" svg:stroke-width="0in" svg:stroke-color="#000000" draw:marker-start-width="0.139in" draw:marker-end-width="0.139in" draw:fill="none" draw:fill-color="#ffffff" fo:min-height="0.0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stroke="none" svg:stroke-width="0in" svg:stroke-color="#000000" draw:marker-start-width="0.139in" draw:marker-end-width="0.139in" draw:fill="none" draw:fill-color="#ffffff" fo:min-height="0.0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26" draw:style-name="gr17" draw:text-style-name="P4" svg:width="0.9933in" svg:height="0.637in" svg:x="0.111in" svg:y="4.278in"><draw:text-box><text:p text:style-name="P2"><text:span text:style-name="T1">Stop the thread (IRM_AGENT)</text:span></text:p><text:p text:style-name="P2"><text:span text:style-name="T1"/></text:p><text:p text:style-name="P2"><text:span text:style-name="T1"/></text:p></draw:text-box></draw:frame><draw:line text:anchor-type="paragraph" draw:z-index="25" draw:style-name="gr10" draw:text-style-name="P3" svg:x1="-0.2142in" svg:y1="4.4469in" svg:x2="1.1039in" svg:y2="4.4469in"><text:p/></draw:line><draw:frame text:anchor-type="paragraph" draw:z-index="24" draw:style-name="gr16" draw:text-style-name="P4" svg:width="1.6913in" svg:height="0.7713in" svg:x="2.7646in" svg:y="4.1327in"><draw:text-box><text:p text:style-name="P2"><text:span text:style-name="T1">IF Terminate=YES or IF OFFER is invalid THEN break the control loop and TERMINATE the protocol</text:span></text:p></draw:text-box></draw:frame><draw:frame text:anchor-type="paragraph" draw:z-index="23" draw:style-name="gr15" draw:text-style-name="P3" svg:width="1.2504in" svg:height="0.3843in" svg:x="1.2272in" svg:y="4.2937in"><draw:text-box><text:p text:style-name="P2"><text:span text:style-name="T2">PROTOCOL TERMINATION</text:span></text:p></draw:text-box></draw:frame><draw:frame text:anchor-type="paragraph" draw:z-index="22" draw:style-name="gr14" draw:text-style-name="P3" svg:width="1.2504in" svg:height="0.7732in" svg:x="3.698in" svg:y="1.6984in"><draw:text-box><text:p text:style-name="P2"><text:span text:style-name="T2">Trigger the runtime scheduler to generate an offer and exit.</text:span></text:p></draw:text-box></draw:frame><draw:rect text:anchor-type="paragraph" draw:z-index="21" draw:style-name="gr2" draw:text-style-name="P2" svg:width="1.3732in" svg:height="0.4551in" svg:x="1.1043in" svg:y="4.2228in"><text:p/></draw:rect><draw:line text:anchor-type="paragraph" draw:z-index="20" draw:style-name="gr10" draw:text-style-name="P2" svg:x1="2.4772in" svg:y1="4.4728in" svg:x2="4.6146in" svg:y2="4.4591in"><text:p/></draw:line><draw:frame text:anchor-type="paragraph" draw:z-index="19" draw:style-name="gr13" draw:text-style-name="P3" svg:width="2.0217in" svg:height="0.3843in" svg:x="4.6146in" svg:y="4.2402in"><draw:text-box><text:p text:style-name="P2"><text:span text:style-name="T2">PROCESS RESOURCE OFFER</text:span></text:p></draw:text-box></draw:frame><draw:rect text:anchor-type="paragraph" draw:z-index="18" draw:style-name="gr2" draw:text-style-name="P2" svg:width="1.9122in" svg:height="0.5524in" svg:x="4.6146in" svg:y="4.1791in"><text:p/></draw:rect><draw:frame text:anchor-type="paragraph" draw:z-index="17" draw:style-name="gr12" draw:text-style-name="P4" svg:width="1.1685in" svg:height="0.3189in" draw:transform="rotate (-1.57323978774769) translate (7.33611111111111in 3.28333333333333in)"><draw:text-box><text:p text:style-name="P2"><text:span text:style-name="T1">IF successfully created the thread</text:span></text:p></draw:text-box></draw:frame><draw:line text:anchor-type="paragraph" draw:z-index="16" draw:style-name="gr6" draw:text-style-name="P2" svg:x1="7.1874in" svg:y1="3.2126in" svg:x2="7.1874in" svg:y2="4.4508in"><text:p/></draw:line><draw:rect text:anchor-type="paragraph" draw:z-index="15" draw:style-name="gr2" draw:text-style-name="P2" svg:width="1.3732in" svg:height="0.7898in" svg:x="3.6362in" svg:y="1.6819in"><text:p/></draw:rect><draw:frame text:anchor-type="paragraph" draw:z-index="14" draw:style-name="gr11" draw:text-style-name="P4" svg:width="3.4071in" svg:height="0.7433in" svg:x="-0.3181in" svg:y="2.7028in"><draw:text-box><text:p text:style-name="P2"><text:span text:style-name="T1">IF recv is Unsuccessful or termination signal <text:s/>THEN</text:span></text:p><text:p text:style-name="P2"><text:span text:style-name="T1"/></text:p><text:p text:style-name="P2"><text:span text:style-name="T1">return SLURM_ERROR; Exit thread</text:span></text:p><text:p text:style-name="P2"><text:span text:style-name="T1">Stop the thread (IRM_AGENT)</text:span></text:p></draw:text-box></draw:frame><draw:line text:anchor-type="paragraph" draw:z-index="13" draw:style-name="gr10" draw:text-style-name="P2" svg:x1="-0.3181in" svg:y1="2.9181in" svg:x2="2.963in" svg:y2="2.9181in"><text:p/></draw:line><draw:frame text:anchor-type="paragraph" draw:z-index="12" draw:style-name="gr9" draw:text-style-name="P3" svg:width="1.7335in" svg:height="0.2705in" svg:x="1.4563in" svg:y="1.9736in"><draw:text-box><text:p text:style-name="P2"><text:span text:style-name="T2">PROCESS THE EVENT</text:span></text:p></draw:text-box></draw:frame><draw:rect text:anchor-type="paragraph" draw:z-index="11" draw:style-name="gr2" draw:text-style-name="P2" svg:width="1.7949in" svg:height="0.3539in" svg:x="1.3953in" svg:y="1.8902in"><text:p/></draw:rect><draw:line text:anchor-type="paragraph" draw:z-index="10" draw:style-name="gr6" draw:text-style-name="P2" svg:x1="5.0091in" svg:y1="-0.3598in" svg:x2="6.4319in" svg:y2="-0.3472in"><text:p/></draw:line><draw:line text:anchor-type="paragraph" draw:z-index="9" draw:style-name="gr1" draw:text-style-name="P2" svg:x1="6.4319in" svg:y1="-0.3472in" svg:x2="6.4319in" svg:y2="1.3484in"><text:p/></draw:line><draw:line text:anchor-type="paragraph" draw:z-index="7" draw:style-name="gr7" draw:text-style-name="P2" svg:x1="0.1437in" svg:y1="0.5567in" svg:x2="2.7272in" svg:y2="0.5429in"><text:p/></draw:line><draw:line text:anchor-type="paragraph" draw:z-index="6" draw:style-name="gr6" draw:text-style-name="P2" svg:x1="4.361in" svg:y1="0.1736in" svg:x2="4.361in" svg:y2="0.3583in"><text:p/></draw:line><draw:frame text:anchor-type="paragraph" draw:z-index="5" draw:style-name="gr5" draw:text-style-name="P3" svg:width="1.2504in" svg:height="0.3843in" svg:x="3.7591in" svg:y="-0.4602in"><draw:text-box><text:p text:style-name="P2"><text:span text:style-name="T2">NO_JOBS </text:span></text:p><text:p text:style-name="P2"><text:span text:style-name="T2">flag</text:span></text:p></draw:text-box></draw:frame><draw:frame text:anchor-type="paragraph" draw:z-index="4" draw:style-name="gr4" draw:text-style-name="P4" svg:width="1.7287in" svg:height="0.274in" svg:x="1.6854in" svg:y="-0.4472in"><draw:text-box><text:p text:style-name="P2"><text:span text:style-name="T1">Begin <text:s text:c="2"/>CONTROL <text:s/>LOOP</text:span></text:p></draw:text-box></draw:frame><draw:line text:anchor-type="paragraph" draw:z-index="3" draw:style-name="gr1" draw:text-style-name="P3" svg:x1="1.526in" svg:y1="-0.2917in" svg:x2="3.6969in" svg:y2="-0.2917in"><text:p/></draw:line><draw:frame text:anchor-type="paragraph" draw:z-index="2" draw:style-name="gr3" draw:text-style-name="P2" svg:width="1.3122in" svg:height="0.3843in" svg:x="0.1535in" svg:y="-0.4874in"><draw:text-box><text:p text:style-name="P2">LOOP HEAD: Main control loop</text:p></draw:text-box></draw:frame><draw:rect text:anchor-type="paragraph" draw:z-index="1" draw:style-name="gr2" draw:text-style-name="P2" svg:width="1.3732in" svg:height="0.4551in" svg:x="0.1535in" svg:y="-0.5583in"><text:p/></draw:rect><draw:line text:anchor-type="paragraph" draw:z-index="0" draw:style-name="gr1" draw:text-style-name="P2" svg:x1="-0.2634in" svg:y1="-0.3484in" svg:x2="0.1413in" svg:y2="-0.3484in"><text:p/></draw:line><draw:custom-shape text:anchor-type="paragraph" draw:z-index="27" draw:style-name="gr18" svg:width="1.3657in" svg:height="0.9685in" svg:x="3.6953in" svg:y="-0.8354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rect text:anchor-type="paragraph" draw:z-index="28" draw:style-name="gr2" draw:text-style-name="P2" svg:width="1.3732in" svg:height="0.6169in" svg:x="-0.4744in" svg:y="0.8465in"><text:p/></draw:rect><draw:frame text:anchor-type="paragraph" draw:z-index="29" draw:style-name="gr19" draw:text-style-name="P5" svg:width="1.3732in" svg:height="0.528in" svg:x="-0.4744in" svg:y="0.9071in"><draw:text-box><text:p text:style-name="P2"><text:span text:style-name="T3">WAIT till a request arrives or scheduler terminates. </text:span></text:p></draw:text-box></draw:frame><draw:frame text:anchor-type="paragraph" draw:z-index="30" draw:style-name="gr20" draw:text-style-name="P4" svg:width="1.4614in" svg:height="0.3189in" draw:transform="rotate (0.00209439510239319) translate (-0.259027777777778in 1.90763888888889in)"><draw:text-box><text:p text:style-name="P2"><text:span text:style-name="T1">TIMER Interrupted due to an event of interest</text:span></text:p></draw:text-box></draw:frame><draw:line text:anchor-type="paragraph" draw:z-index="31" draw:style-name="gr1" draw:text-style-name="P2" svg:x1="-0.7528in" svg:y1="-0.4854in" svg:x2="0.1535in" svg:y2="-0.4717in"><text:p/></draw:line><draw:frame text:anchor-type="paragraph" draw:z-index="32" draw:style-name="gr21" draw:text-style-name="P4" svg:width="0.8453in" svg:height="0.3189in" svg:x="-0.9055in" svg:y="-0.7874in"><draw:text-box><text:p text:style-name="P2"><text:span text:style-name="T1">PROTOCOL</text:span></text:p><text:p text:style-name="P2"><text:span text:style-name="T1">INITIALIZED</text:span></text:p></draw:text-box></draw:frame><draw:line text:anchor-type="paragraph" draw:z-index="33" draw:style-name="gr7" draw:text-style-name="P2" svg:x1="5.2756in" svg:y1="4.7315in" svg:x2="5.2764in" svg:y2="6.4614in"><text:p/></draw:line><draw:frame text:anchor-type="paragraph" draw:z-index="34" draw:style-name="gr22" draw:text-style-name="P4" svg:width="0.8732in" svg:height="0.3189in" draw:transform="rotate (1.56276781223572) translate (5.11666666666667in 5.825in)"><draw:text-box><text:p text:style-name="P2"><text:span text:style-name="T1">RESOURCE OFFER</text:span></text:p></draw:text-box></draw:frame><draw:rect text:anchor-type="paragraph" draw:z-index="36" draw:style-name="gr2" draw:text-style-name="P2" svg:width="1.3732in" svg:height="0.3004in" svg:x="3.761in" svg:y="7.5965in"><text:p/></draw:rect><draw:line text:anchor-type="paragraph" draw:z-index="35" draw:style-name="gr1" draw:text-style-name="P2" svg:x1="4.4429in" svg:y1="6.7157in" svg:x2="4.4429in" svg:y2="7.6004in"><text:p/></draw:line><draw:frame text:anchor-type="paragraph" draw:z-index="37" draw:style-name="gr3" draw:text-style-name="P3" svg:width="1.3169in" svg:height="0.2453in" svg:x="3.8173in" svg:y="7.6516in"><draw:text-box><text:p text:style-name="P2"><text:span text:style-name="T2">ALGORITHM</text:span></text:p></draw:text-box></draw:frame><draw:frame text:anchor-type="paragraph" draw:z-index="38" draw:style-name="gr22" draw:text-style-name="P4" svg:width="0.7752in" svg:height="0.3189in" draw:transform="rotate (1.56276781223572) translate (4.26597222222222in 7.49097222222222in)"><draw:text-box><text:p text:style-name="P2"><text:span text:style-name="T1">Compute a mapping</text:span></text:p></draw:text-box></draw:frame><draw:line text:anchor-type="paragraph" draw:z-index="39" draw:style-name="gr2" draw:text-style-name="P2" svg:x1="3.7496in" svg:y1="7.7244in" svg:x2="3.4752in" svg:y2="7.7244in"><text:p/></draw:line><draw:line text:anchor-type="paragraph" draw:z-index="40" draw:style-name="gr23" draw:text-style-name="P2" svg:x1="3.4752in" svg:y1="7.7244in" svg:x2="3.4752in" svg:y2="6.7083in"><text:p/></draw:line><draw:line text:anchor-type="paragraph" draw:z-index="41" draw:style-name="gr24" draw:text-style-name="P2" svg:x1="3.4886in" svg:y1="6.7161in" svg:x2="3.802in" svg:y2="6.7161in"><text:p/></draw:line><draw:frame text:anchor-type="paragraph" draw:z-index="42" draw:style-name="gr22" draw:text-style-name="P4" svg:width="1.165in" svg:height="0.1807in" draw:transform="rotate (1.56276781223572) translate (3.28541666666667in 7.82152777777778in)"><draw:text-box><text:p text:style-name="P2"><text:span text:style-name="T1">Map : Jobs-&gt;Offer</text:span></text:p></draw:text-box></draw:frame><draw:line text:anchor-type="paragraph" draw:z-index="43" draw:style-name="gr23" draw:text-style-name="P2" svg:x1="3.4654in" svg:y1="6.5106in" svg:x2="3.802in" svg:y2="6.5071in"><text:p/></draw:line><draw:line text:anchor-type="paragraph" draw:z-index="44" draw:style-name="gr23" draw:text-style-name="P2" svg:x1="3.4654in" svg:y1="6.5106in" svg:x2="3.4654in" svg:y2="5.2224in"><text:p/></draw:line><draw:line text:anchor-type="paragraph" draw:z-index="45" draw:style-name="gr23" draw:text-style-name="P2" svg:x1="3.4654in" svg:y1="5.2224in" svg:x2="4.7398in" svg:y2="5.2224in"><text:p/></draw:line><draw:frame text:anchor-type="paragraph" draw:z-index="46" draw:style-name="gr25" draw:text-style-name="P4" svg:width="1.2512in" svg:height="0.478in" draw:transform="rotate (1.56294234516092) translate (3.31458333333333in 6.47291666666667in)"><draw:text-box><text:p text:style-name="P2"><text:span text:style-name="T1">RESOURCE OFFER RESPONSE</text:span></text:p><text:p text:style-name="P2"><text:span text:style-name="T1"/></text:p></draw:text-box></draw:frame><draw:rect text:anchor-type="paragraph" draw:z-index="47" draw:style-name="gr2" draw:text-style-name="P2" svg:width="1.3098in" svg:height="0.4551in" svg:x="3.802in" svg:y="6.261in"><text:p/></draw:rect><draw:frame text:anchor-type="paragraph" draw:z-index="48" draw:style-name="gr5" draw:text-style-name="P3" svg:width="1.2504in" svg:height="0.3843in" svg:x="3.8618in" svg:y="6.261in"><draw:text-box><text:p text:style-name="P2"><text:span text:style-name="T2">JOB SCHEDULER</text:span></text:p></draw:text-box></draw:frame><draw:line text:anchor-type="paragraph" draw:z-index="49" draw:style-name="gr26" draw:text-style-name="P2" svg:x1="3.761in" svg:y1="7.8236in" svg:x2="2.8984in" svg:y2="7.811in"><text:p/></draw:line><draw:line text:anchor-type="paragraph" draw:z-index="50" draw:style-name="gr7" draw:text-style-name="P2" svg:x1="2.8622in" svg:y1="7.0154in" svg:x2="2.8622in" svg:y2="7.811in"><text:p/></draw:line><draw:line text:anchor-type="paragraph" draw:z-index="51" draw:style-name="gr26" draw:text-style-name="P2" svg:x1="2.4827in" svg:y1="7.0154in" svg:x2="2.8626in" svg:y2="7.0154in"><text:p/></draw:line><draw:frame text:anchor-type="paragraph" draw:z-index="53" draw:style-name="gr27" draw:text-style-name="P3" svg:width="1.2504in" svg:height="0.1976in" svg:x="1.2327in" svg:y="6.9161in"><draw:text-box><text:p text:style-name="P2"><text:span text:style-name="T2">HISTORY DATA</text:span></text:p></draw:text-box></draw:frame><draw:line text:anchor-type="paragraph" draw:z-index="54" draw:style-name="gr28" draw:text-style-name="P2" svg:x1="2.1516in" svg:y1="7.811in" svg:x2="2.8988in" svg:y2="7.811in"><text:p/></draw:line><draw:rect text:anchor-type="paragraph" draw:z-index="52" draw:style-name="gr2" draw:text-style-name="P2" svg:width="1.3098in" svg:height="0.4551in" svg:x="1.1728in" svg:y="6.7571in"><text:p/></draw:rect><draw:rect text:anchor-type="paragraph" draw:z-index="55" draw:style-name="gr2" draw:text-style-name="P2" svg:width="1.3098in" svg:height="0.4551in" svg:x="0.8417in" svg:y="7.578in"><text:p/></draw:rect><draw:frame text:anchor-type="paragraph" draw:z-index="56" draw:style-name="gr27" draw:text-style-name="P3" svg:width="1.3217in" svg:height="0.3843in" svg:x="0.8299in" svg:y="7.6484in"><draw:text-box><text:p text:style-name="P2"><text:span text:style-name="T2">INVASIC JOB QUEUE</text:span></text:p></draw:text-box></draw:frame><draw:line text:anchor-type="paragraph" draw:z-index="57" draw:style-name="gr1" draw:text-style-name="P2" svg:x1="6.122in" svg:y1="4.7315in" svg:x2="6.1319in" svg:y2="7.3094in"><text:p/></draw:line><draw:rect text:anchor-type="paragraph" draw:z-index="58" draw:style-name="gr2" draw:text-style-name="P2" svg:width="1.287in" svg:height="0.3406in" svg:x="5.4846in" svg:y="7.278in"><text:p/></draw:rect><draw:frame text:anchor-type="paragraph" draw:z-index="59" draw:style-name="gr29" draw:text-style-name="P3" svg:width="1.0661in" svg:height="0.2524in" svg:x="5.5953in" svg:y="7.3283in"><draw:text-box><text:p text:style-name="P2"><text:span text:style-name="T2">SENDING</text:span></text:p></draw:text-box></draw:frame><draw:frame text:anchor-type="paragraph" draw:z-index="60" draw:style-name="gr4" draw:text-style-name="P4" svg:width="1.6071in" svg:height="0.3189in" draw:transform="rotate (-1.57323978774769) translate (6.28125in 5.25763888888889in)"><draw:text-box><text:p text:style-name="P2"><text:span text:style-name="T1">Sending a response for the RESOURCE_OFFER</text:span></text:p></draw:text-box></draw:frame><draw:line text:anchor-type="paragraph" draw:z-index="61" draw:style-name="gr6" draw:text-style-name="P2" svg:x1="6.6134in" svg:y1="7.6181in" svg:x2="6.6244in" svg:y2="9.3327in"><text:p/></draw:line><draw:line text:anchor-type="paragraph" draw:z-index="62" draw:style-name="gr7" draw:text-style-name="P3" svg:x1="-0.6181in" svg:y1="9.3327in" svg:x2="6.6244in" svg:y2="9.3571in"><text:p/></draw:line><draw:line text:anchor-type="paragraph" draw:z-index="63" draw:style-name="gr23" draw:text-style-name="P2" svg:x1="-0.6181in" svg:y1="9.3327in" svg:x2="-0.6307in" svg:y2="-0.3602in"><text:p/></draw:line><draw:frame text:anchor-type="paragraph" draw:z-index="64" draw:style-name="gr30" draw:text-style-name="P4" svg:width="7.1642in" svg:height="0.265in" draw:transform="rotate (1.58057017060606) translate (-0.582638888888889in 9.17708333333333in)"><draw:text-box><text:p text:style-name="P2"><text:span text:style-name="T1">IF the send is Successful THEN go back to start of the control loop again <text:s/>to continue negotiations or start new transactions</text:span></text:p></draw:text-box></draw:frame><draw:frame text:anchor-type="paragraph" draw:z-index="65" draw:style-name="gr4" draw:text-style-name="P4" svg:width="1.6071in" svg:height="0.274in" draw:transform="rotate (-1.57323978774769) translate (6.79583333333333in 7.85277777777778in)"><draw:text-box><text:p text:style-name="P2"><text:span text:style-name="T1">IF send is Successful</text:span></text:p></draw:text-box></draw:frame><draw:line text:anchor-type="paragraph" draw:z-index="66" draw:style-name="gr6" draw:text-style-name="P3" svg:x1="6.1339in" svg:y1="7.6181in" svg:x2="6.1339in" svg:y2="8.5701in"><text:p/></draw:line><draw:line text:anchor-type="paragraph" draw:z-index="67" draw:style-name="gr10" draw:text-style-name="P3" svg:x1="3.5354in" svg:y1="8.5701in" svg:x2="6.1339in" svg:y2="8.5945in"><text:p/></draw:line><draw:frame text:anchor-type="paragraph" draw:z-index="68" draw:style-name="gr31" draw:text-style-name="P4" svg:width="2.0685in" svg:height="0.478in" svg:x="3.9437in" svg:y="8.2752in"><draw:text-box><text:p text:style-name="P2"><text:span text:style-name="T1">IF send is Unsuccessful THEN return SLURM_ERROR and Stop the thread (IRM_AGENT)</text:span></text:p></draw:text-box></draw:frame><draw:line text:anchor-type="paragraph" draw:z-index="69" draw:style-name="gr6" draw:text-style-name="P3" svg:x1="2.9634in" svg:y1="2.2559in" svg:x2="2.9634in" svg:y2="2.9181in"><text:p/></draw:line><draw:frame text:anchor-type="paragraph" draw:z-index="8" draw:style-name="gr8" draw:text-style-name="P4" svg:width="1.5232in" svg:height="0.3189in" svg:x="0.7457in" svg:y="0.3756in"><draw:text-box><text:p text:style-name="P2"><text:span text:style-name="T1">FALSE: Then spawn a </text:span></text:p><text:p text:style-name="P2"><text:span text:style-name="T1">new thread</text:span></text:p></draw:text-box></draw:frame><draw:line text:anchor-type="paragraph" draw:z-index="70" draw:style-name="gr6" draw:text-style-name="P2" svg:x1="0.1992in" svg:y1="1.4457in" svg:x2="0.1992in" svg:y2="2.0803in"><text:p/></draw:line><draw:line text:anchor-type="paragraph" draw:z-index="71" draw:style-name="gr1" draw:text-style-name="P2" svg:x1="0.1992in" svg:y1="2.0807in" svg:x2="1.3949in" svg:y2="2.085in"><text:p/></draw:line><draw:frame text:anchor-type="paragraph" draw:z-index="72" draw:style-name="gr25" draw:text-style-name="P4" svg:width="1.2512in" svg:height="0.3189in" draw:transform="rotate (-0.0174532925199433) translate (3.47083333333333in 5.02986111111111in)"><draw:text-box><text:p text:style-name="P2"><text:span text:style-name="T1">Positive or negative response</text:span></text:p></draw:text-box></draw:frame><draw:line text:anchor-type="paragraph" draw:z-index="73" draw:style-name="gr10" draw:text-style-name="P2" svg:x1="4.7484in" svg:y1="4.7315in" svg:x2="4.7492in" svg:y2="5.2224in"><text:p/></draw:line><draw:line text:anchor-type="paragraph" draw:z-index="74" draw:style-name="gr10" draw:text-style-name="P3" svg:x1="5.1118in" svg:y1="6.4563in" svg:x2="5.2756in" svg:y2="6.4563in"><text:p/></draw:line><draw:line text:anchor-type="paragraph" draw:z-index="75" draw:style-name="gr7" draw:text-style-name="P3" svg:x1="-0.6343in" svg:y1="-0.3472in" svg:x2="-0.2661in" svg:y2="-0.3472in"><text:p/></draw:line><draw:line text:anchor-type="paragraph" draw:z-index="76" draw:style-name="gr10" draw:text-style-name="P2" svg:x1="6.5264in" svg:y1="4.4508in" svg:x2="7.1756in" svg:y2="4.4508in"><text:p/></draw:line><draw:line text:anchor-type="paragraph" draw:z-index="77" draw:style-name="gr1" draw:text-style-name="P2" svg:x1="4.2709in" svg:y1="1.472in" svg:x2="4.2709in" svg:y2="1.6819in"><text:p/></draw:line><draw:custom-shape text:anchor-type="paragraph" draw:z-index="78" draw:style-name="gr18" svg:width="1.5323in" svg:height="1.0913in" svg:x="4.198in" svg:y="2.5661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79" draw:style-name="gr32" draw:text-style-name="P6" svg:width="1.2996in" svg:height="0.4295in" svg:x="4.3571in" svg:y="2.9457in"><draw:text-box><text:p><text:span text:style-name="T3">IF feedback thread <text:s/></text:span></text:p><text:p><text:span text:style-name="T3"><text:s text:c="5"/></text:span><text:span text:style-name="T3">not initialized</text:span></text:p></draw:text-box></draw:frame><draw:line text:anchor-type="paragraph" draw:z-index="80" draw:style-name="gr6" draw:text-style-name="P2" svg:x1="5.7299in" svg:y1="3.1079in" svg:x2="5.9752in" svg:y2="3.1079in"><text:p/></draw:line><draw:line text:anchor-type="paragraph" draw:z-index="81" draw:style-name="gr6" draw:text-style-name="P2" svg:x1="5.972in" svg:y1="2.6398in" svg:x2="5.9748in" svg:y2="3.1079in"><text:p/></draw:line><draw:line text:anchor-type="paragraph" draw:z-index="82" draw:style-name="gr1" draw:text-style-name="P2" svg:x1="5.9748in" svg:y1="2.6398in" svg:x2="6.2512in" svg:y2="2.6398in"><text:p/></draw:line><draw:rect text:anchor-type="paragraph" draw:z-index="83" draw:style-name="gr2" draw:text-style-name="P2" svg:width="1.2142in" svg:height="0.9807in" svg:x="6.2516in" svg:y="2.2228in"><text:p/></draw:rect><draw:frame text:anchor-type="paragraph" draw:z-index="84" draw:style-name="gr33" draw:text-style-name="P7" svg:width="1.0913in" svg:height="0.7677in" svg:x="6.3055in" svg:y="2.3055in"><draw:text-box><text:p text:style-name="P7"><text:span text:style-name="T4">Create a thread to handle updates from iRTSched.</text:span></text:p></draw:text-box></draw:frame><draw:line text:anchor-type="paragraph" draw:z-index="85" draw:style-name="gr10" draw:text-style-name="P2" svg:x1="4.8965in" svg:y1="3.9362in" svg:x2="6.6118in" svg:y2="3.939in"><text:p/></draw:line><draw:line text:anchor-type="paragraph" draw:z-index="86" draw:style-name="gr7" draw:text-style-name="P2" svg:x1="6.6in" svg:y1="3.2035in" svg:x2="6.6118in" svg:y2="3.9362in"><text:p/></draw:line><draw:frame text:anchor-type="paragraph" draw:z-index="87" draw:style-name="gr4" draw:text-style-name="P4" svg:width="1.5043in" svg:height="0.3189in" draw:transform="rotate (0.00296705972839036) translate (5.09513888888889in 3.78194444444444in)"><draw:text-box><text:p text:style-name="P2"><text:span text:style-name="T1">Return SLURM_ERROR and Stop all threads</text:span></text:p></draw:text-box></draw:frame><draw:frame text:anchor-type="paragraph" draw:z-index="88" draw:style-name="gr34" draw:text-style-name="P4" svg:width="0.4642in" svg:height="0.2378in" draw:transform="rotate (1.60517931305918) translate (5.81875in 3.10763888888889in)"><draw:text-box><text:p text:style-name="P2"><text:span text:style-name="T1">IF yes</text:span></text:p></draw:text-box></draw:frame><draw:frame text:anchor-type="paragraph" draw:z-index="89" draw:style-name="gr34" draw:text-style-name="P4" svg:width="0.4642in" svg:height="0.2378in" draw:transform="rotate (1.60517931305918) translate (4.48333333333333in 3.92916666666667in)"><draw:text-box><text:p text:style-name="P2"><text:span text:style-name="T1">IF no</text:span></text:p></draw:text-box></draw:frame><draw:line text:anchor-type="paragraph" draw:z-index="90" draw:style-name="gr1" draw:text-style-name="P2" svg:x1="4.6307in" svg:y1="3.4362in" svg:x2="4.6307in" svg:y2="4.1791in"><text:p/></draw:line><draw:frame text:anchor-type="paragraph" draw:z-index="91" draw:style-name="gr35" draw:text-style-name="P4" svg:width="1.8551in" svg:height="0.1598in" draw:transform="rotate (-0.0190240888467381) translate (2.41597222222222in 1.27708333333333in)"><draw:text-box><text:p text:style-name="P2"><text:span text:style-name="T1">IF event is a request for an offer</text:span></text:p></draw:text-box></draw:frame><draw:line text:anchor-type="paragraph" draw:z-index="92" draw:style-name="gr6" draw:text-style-name="P2" svg:x1="2.5626in" svg:y1="1.472in" svg:x2="4.2709in" svg:y2="1.472in"><text:p/></draw:line><draw:line text:anchor-type="paragraph" draw:z-index="93" draw:style-name="gr6" draw:text-style-name="P2" svg:x1="2.5622in" svg:y1="1.472in" svg:x2="2.5602in" svg:y2="1.8902in"><text:p/></draw:line><draw:custom-shape text:anchor-type="paragraph" draw:z-index="94" draw:style-name="gr18" svg:width="1.2504in" svg:height="0.7858in" svg:x="2.7409in" svg:y="-0.0138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95" draw:style-name="gr6" draw:text-style-name="P3" svg:x1="2.7409in" svg:y1="0.4043in" svg:x2="2.7409in" svg:y2="0.5433in"><text:p/></draw:line><draw:line text:anchor-type="paragraph" draw:z-index="96" draw:style-name="gr36" draw:text-style-name="P2" svg:x1="3.9909in" svg:y1="0.3583in" svg:x2="4.361in" svg:y2="0.3583in"><text:p/></draw:line><draw:frame text:anchor-type="paragraph" draw:z-index="97" draw:style-name="gr4" draw:text-style-name="P4" svg:width="0.7224in" svg:height="0.274in" draw:transform="rotate (-1.57323978774769) translate (6.78333333333333in 3.20416666666667in)"><draw:text-box><text:p text:style-name="P2"><text:span text:style-name="T1">IF Failure</text:span></text:p></draw:text-box></draw:frame><draw:frame text:anchor-type="paragraph" draw:z-index="98" draw:style-name="gr37" draw:text-style-name="P4" svg:width="0.7224in" svg:height="0.1598in" draw:transform="rotate (-0.011519173063163) translate (3.90972222222222in 0.427777777777778in)"><draw:text-box><text:p text:style-name="P2"><text:span text:style-name="T1"><text:s/></text:span><text:span text:style-name="T1">TRUE</text:span></text:p></draw:text-box></draw:frame><draw:frame text:anchor-type="paragraph" draw:z-index="99" draw:style-name="gr5" draw:text-style-name="P3" svg:width="1.2504in" svg:height="0.3843in" svg:x="2.7409in" svg:y="0.1591in"><draw:text-box><text:p text:style-name="P2"><text:span text:style-name="T2">Trigger </text:span></text:p><text:p text:style-name="P2"><text:span text:style-name="T2">resource offer</text:span></text:p></draw:text-box></draw:frame><draw:line text:anchor-type="paragraph" draw:z-index="100" draw:style-name="gr1" draw:text-style-name="P2" svg:x1="3.3783in" svg:y1="0.9244in" svg:x2="4.1437in" svg:y2="0.9244in"><text:p/></draw:line><draw:frame text:anchor-type="paragraph" draw:z-index="101" draw:style-name="gr38" draw:text-style-name="P4" svg:width="0.7224in" svg:height="0.1598in" draw:transform="rotate (-0.011519173063163) translate (3.40555555555556in 0.99375in)"><draw:text-box><text:p text:style-name="P2"><text:span text:style-name="T1">TRUE</text:span></text:p></draw:text-box></draw:frame><draw:line text:anchor-type="paragraph" draw:z-index="102" draw:style-name="gr1" draw:text-style-name="P2" svg:x1="0.1437in" svg:y1="0.5429in" svg:x2="0.1437in" svg:y2="0.8465in"><text:p/></draw:line><draw:line text:anchor-type="paragraph" draw:z-index="103" draw:style-name="gr6" draw:text-style-name="P2" svg:x1="3.3681in" svg:y1="0.7717in" svg:x2="3.3681in" svg:y2="0.9181in"><text:p/></draw:line><draw:frame text:anchor-type="paragraph" draw:z-index="104" draw:style-name="gr37" draw:text-style-name="P4" svg:width="0.7224in" svg:height="0.1598in" draw:transform="rotate (-0.011519173063163) translate (5.13263888888889in -0.527777777777778in)"><draw:text-box><text:p text:style-name="P2"><text:span text:style-name="T1">FALSE</text:span></text:p></draw:text-box></draw:frame><draw:rect text:anchor-type="paragraph" draw:z-index="105" draw:style-name="gr2" draw:text-style-name="P2" svg:width="1.7949in" svg:height="0.3539in" svg:x="4.128in" svg:y="0.7236in"><text:p/></draw:rect><draw:frame text:anchor-type="paragraph" draw:z-index="106" draw:style-name="gr9" draw:text-style-name="P3" svg:width="1.7335in" svg:height="0.2705in" svg:x="4.189in" svg:y="0.8071in"><draw:text-box><text:p text:style-name="P2"><text:span text:style-name="T2">Join with waiting thread</text:span></text:p></draw:text-box></draw:frame><draw:line text:anchor-type="paragraph" draw:z-index="107" draw:style-name="gr6" draw:text-style-name="P2" svg:x1="5.922in" svg:y1="0.9043in" svg:x2="6.4319in" svg:y2="0.9043in"><text:p/></draw:lin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1013 1130" svg:d="M1009 1050l-449-1008-22-30-29-12-34 12-21 26-449 1012-5 13v8l5 21 12 21 17 13 21 4h903l21-4 21-13 9-21 4-21v-8z"/>
    <draw:marker draw:name="Arrowheads_20_2" draw:display-name="Arrowheads 2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0.4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6:18:38.865456350</meta:creation-date>
    <dc:date>2016-06-29T19:49:16.218105005</dc:date>
    <meta:editing-duration>PT15H8M16S</meta:editing-duration>
    <meta:editing-cycles>186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0" meta:character-count="1" meta:non-whitespace-character-count="0"/>
  </office:meta>
</office:document-meta>
</file>